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1mm" svg:height="90.04mm" svg:x="7.42mm" svg:y="40.11m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5mm" svg:height="90.04mm" svg:x="171.93mm" svg:y="39.58mm">
            <draw:object draw:notify-on-update-of-ranges="Sheet1.F1:Sheet1.F1 Sheet1.F2:Sheet1.F7 Sheet1.G1:Sheet1.G1 Sheet1.G2:Sheet1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llowers</text:p>
          </table:table-cell>
          <table:table-cell office:value-type="string" calcext:value-type="string">
            <text:p>Time to post (Milliseconds)</text:p>
          </table:table-cell>
          <table:table-cell table:number-columns-repeated="3"/>
          <table:table-cell office:value-type="string" calcext:value-type="string">
            <text:p>Number of posts</text:p>
          </table:table-cell>
          <table:table-cell office:value-type="string" calcext:value-type="string">
            <text:p>Time to get (Milliseconds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500" calcext:value-type="float">
            <text:p>7500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801" calcext:value-type="float">
            <text:p>8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0:15:05.857000000</meta:creation-date>
    <dc:date>2019-11-24T11:15:23.505000000</dc:date>
    <meta:editing-duration>PT50M3S</meta:editing-duration>
    <meta:editing-cycles>15</meta:editing-cycles>
    <meta:generator>LibreOffice/6.2.3.2$Windows_X86_64 LibreOffice_project/aecc05fe267cc68dde00352a451aa867b3b546ac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3.018cm" svg:y="0.316cm" chart:style-name="ch2">
          <text:p>Time to post according to the number of followers</text:p>
        </chart:title>
        <chart:legend chart:legend-position="end" svg:x="10.494cm" svg:y="4.203cm" style:legend-expansion="high" chart:style-name="ch3"/>
        <chart:plot-area chart:style-name="ch4" table:cell-range-address="Sheet1.A1:Sheet1.B7" chart:data-source-has-labels="row" svg:x="1.33cm" svg:y="1.275cm" svg:width="8.845cm" svg:height="6.569cm">
          <chartooo:coordinate-region svg:x="1.951cm" svg:y="1.474cm" svg:width="7.759cm" svg:height="5.723cm"/>
          <chart:axis chart:dimension="x" chart:name="primary-x" chart:style-name="ch5">
            <chart:title svg:x="4.994cm" svg:y="8.024cm" chart:style-name="ch6">
              <text:p>Followers</text:p>
            </chart:title>
          </chart:axis>
          <chart:axis chart:dimension="y" chart:name="primary-y" chart:style-name="ch5">
            <chart:title svg:x="0.451cm" svg:y="5.331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to post (Milli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7</svg:desc>
                </draw:g>
              </table:table-cell>
              <table:table-cell office:value-type="float" office:value="4">
                <text:p>4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">
                <text:p>75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title svg:x="6.19cm" svg:y="0.316cm" chart:style-name="ch2">
          <text:p>Time to get posts</text:p>
        </chart:title>
        <chart:legend chart:legend-position="end" svg:x="10.673cm" svg:y="4.203cm" style:legend-expansion="high" chart:style-name="ch3"/>
        <chart:plot-area chart:style-name="ch4" table:cell-range-address="Sheet1.F1:Sheet1.G7" chart:data-source-has-labels="row" svg:x="1.33cm" svg:y="1.275cm" svg:width="9.024cm" svg:height="6.569cm">
          <chartooo:coordinate-region svg:x="2.137cm" svg:y="1.474cm" svg:width="7.752cm" svg:height="5.723cm"/>
          <chart:axis chart:dimension="x" chart:name="primary-x" chart:style-name="ch5">
            <chart:title svg:x="4.607cm" svg:y="8.024cm" chart:style-name="ch6">
              <text:p>Number of posts</text:p>
            </chart:title>
          </chart:axis>
          <chart:axis chart:dimension="y" chart:name="primary-y" chart:style-name="ch5">
            <chart:title svg:x="0.451cm" svg:y="5.331cm" chart:style-name="ch7">
              <text:p>Time (ms)</text:p>
            </chart:title>
            <chart:grid chart:style-name="ch8" chart:class="major"/>
          </chart:axis>
          <chart:series chart:style-name="ch9" chart:values-cell-range-address="Sheet1.G2:Sheet1.G7" chart:label-cell-address="Sheet1.G1:Sheet1.G1" chart:class="chart:scatter">
            <chart:domain table:cell-range-address="Sheet1.F2:Sheet1.F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 to get (Milliseco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2:Sheet1.F7</svg:desc>
                </draw:g>
              </table:table-cell>
              <table:table-cell office:value-type="float" office:value="5">
                <text:p>5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">
                <text:p>75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801">
                <text:p>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